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Arial1" officeooo:rsid="00139770" officeooo:paragraph-rsid="00139770"/>
    </style:style>
    <style:style style:name="P2" style:family="paragraph" style:parent-style-name="Text_20_body">
      <style:text-properties style:font-name="Arial1" fo:font-size="12pt" style:text-underline-style="solid" style:text-underline-width="auto" style:text-underline-color="font-color" fo:font-weight="bold" officeooo:rsid="00139770" officeooo:paragraph-rsid="00139770" style:font-size-asian="12pt" style:font-weight-asian="bold" style:font-size-complex="12pt" style:font-weight-complex="bold"/>
    </style:style>
    <style:style style:name="P3" style:family="paragraph" style:parent-style-name="Text_20_body" style:list-style-name="L1">
      <style:text-properties style:font-name="Arial1" fo:font-size="12pt" officeooo:rsid="00139770" officeooo:paragraph-rsid="00139770" style:font-size-asian="12pt" style:font-size-complex="12pt"/>
    </style:style>
    <style:style style:name="P4" style:family="paragraph" style:parent-style-name="Text_20_body">
      <style:text-properties style:font-name="Arial1" fo:font-size="12pt" officeooo:rsid="00139770" officeooo:paragraph-rsid="00139770" style:font-size-asian="12pt" style:font-size-complex="12pt"/>
    </style:style>
    <style:style style:name="P5" style:family="paragraph" style:parent-style-name="Text_20_body">
      <style:text-properties style:font-name="Arial1" fo:font-size="12pt" officeooo:rsid="00140677" officeooo:paragraph-rsid="00140677" style:font-size-asian="12pt" style:font-size-complex="12pt"/>
    </style:style>
    <style:style style:name="P6" style:family="paragraph" style:parent-style-name="Text_20_body">
      <style:text-properties officeooo:paragraph-rsid="00139770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style:font-name="Arial1" fo:font-size="12pt" style:font-size-asian="12pt" style:font-size-complex="12pt"/>
    </style:style>
    <style:style style:name="P9" style:family="paragraph" style:parent-style-name="Heading_20_3">
      <style:text-properties officeooo:paragraph-rsid="00146b9c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style:font-name="Arial1" fo:font-size="12pt" style:font-size-asian="12pt" style:font-size-complex="12pt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text-properties style:font-name="Arial1" fo:font-size="12pt" style:font-size-asian="12pt" style:font-size-complex="12pt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text-properties style:font-name="Arial1" fo:font-size="12pt" style:font-size-asian="12pt" style:font-size-complex="12pt"/>
    </style:style>
    <style:style style:name="P16" style:family="paragraph" style:parent-style-name="Heading_20_3">
      <style:text-properties officeooo:paragraph-rsid="00139770"/>
    </style:style>
    <style:style style:name="P17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Arial1" fo:font-size="12pt" officeooo:rsid="00139770" style:font-size-asian="12pt" style:font-size-complex="12pt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style:font-name="Arial1" fo:font-size="12pt" officeooo:rsid="00146b9c" style:font-size-asian="12pt" style:font-size-complex="12pt"/>
    </style:style>
    <style:style style:name="T6" style:family="text">
      <style:text-properties style:font-name="Arial1" fo:font-size="12pt" style:text-underline-style="solid" style:text-underline-width="auto" style:text-underline-color="font-color" fo:font-weight="bold" officeooo:rsid="00139770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ubles</text:p>
      <text:p text:style-name="P2">Problema general</text:p>
      <text:list text:style-name="L1">
        <text:list-item>
          <text:p text:style-name="P3">Es necesario realizar pruebas de un SUT (System Under Test) que depende de un modulo u objeto</text:p>
        </text:list-item>
        <text:list-item>
          <text:p text:style-name="P3">El modulo o objeto requerido no se puede utilizar en el ambiente de pruebas</text:p>
        </text:list-item>
        <text:list-item>
          <text:p text:style-name="P3">Las pruebas pueden ejercitar:</text:p>
          <text:list>
            <text:list-item>
              <text:p text:style-name="P3">Configuraciones validas del sistema</text:p>
            </text:list-item>
            <text:list-item>
              <text:p text:style-name="P3">“Salidas indirectas” del sistema</text:p>
            </text:list-item>
            <text:list-item>
              <text:p text:style-name="P3">Logica del sistema<text:line-break/>Protocolos <text:line-break/></text:p>
            </text:list-item>
          </text:list>
        </text:list-item>
      </text:list>
      <text:p text:style-name="P2">Test Doubles</text:p>
      <text:p text:style-name="P4"><text:span text:style-name="T1">Consiste en crear un objeto que es una maqueta (polimorfica) del objeto o modulo requerido</text:span><text:line-break/><text:span text:style-name="T1">Se utiliza esta maqueta según se necesite </text:span><text:line-break/>Es cascaron vacio → una simulación <text:s/>→ <text:span text:style-name="T1">Tenemos varios patrones de este estilo</text:span></text:p>
      <text:p text:style-name="P4">Test Stub: Cascaron vacio. Sirve para que el SUT envie los mensajes esperados</text:p>
      <text:p text:style-name="P4">Test Spy: Test Stub + Registro de Outputs</text:p>
      <text:p text:style-name="P4">Mock Object: Test Stub + verificacion de outputs </text:p>
      <text:p text:style-name="P4">Fake Object: Imitacion. Se comporta como el modulo real (protocolos, tiempo de respuesta, etc) </text:p>
      <text:p text:style-name="P4"/>
      <text:p text:style-name="P5"><text:span text:style-name="T2">Mas en detalle</text:span> </text:p>
      <text:p text:style-name="P6"><text:span text:style-name="T3">Los </text:span><text:span text:style-name="Strong_20_Emphasis"><text:span text:style-name="T3">Test Doubles</text:span></text:span><text:span text:style-name="T3"> son objetos que simulan el comportamiento de objetos reales en pruebas. Se utilizan para aislar la funcionalidad que estamos probando y controlar su entorno. Se dividen en cinco tipos principales:</text:span></text:p>
      <text:h text:style-name="Heading_20_3" text:outline-level="3"><text:span text:style-name="T4">✅ </text:span><text:span text:style-name="T5">1</text:span><text:span text:style-name="Strong_20_Emphasis"><text:span text:style-name="T4">. Fake </text:span></text:span><text:span text:style-name="Strong_20_Emphasis"><text:span text:style-name="T5">Object</text:span></text:span><text:span text:style-name="Strong_20_Emphasis"><text:span text:style-name="T4">:</text:span></text:span></text:h>
      <text:list text:style-name="L2">
        <text:list-item>
          <text:p text:style-name="P7"><text:span text:style-name="T4">Un Fake es una implementación funcional pero </text:span><text:span text:style-name="Strong_20_Emphasis"><text:span text:style-name="T4">simplificada del objeto real</text:span></text:span><text:span text:style-name="T4">.</text:span></text:p>
        </text:list-item>
        <text:list-item>
          <text:p text:style-name="P8">Es un objeto con lógica interna que puede almacenar datos o realizar operaciones, pero que no es adecuado para producción.</text:p>
        </text:list-item>
        <text:list-item>
          <text:p text:style-name="P8">Ejemplo: Una base de datos en memoria que guarda datos durante el test.</text:p>
        </text:list-item>
      </text:list>
      <text:h text:style-name="P9" text:outline-level="3"><text:span text:style-name="T4">✅ </text:span><text:span text:style-name="Strong_20_Emphasis"><text:span text:style-name="T5">2.</text:span></text:span><text:span text:style-name="Strong_20_Emphasis"><text:span text:style-name="T3">Test Stub</text:span></text:span><text:span text:style-name="Strong_20_Emphasis"><text:span text:style-name="T4">:</text:span></text:span></text:h>
      <text:list text:style-name="L3">
        <text:list-item>
          <text:p text:style-name="P10"><text:span text:style-name="T4">Un Stub es un objeto que proporciona </text:span><text:span text:style-name="Strong_20_Emphasis"><text:span text:style-name="T4">respuestas predefinidas</text:span></text:span><text:span text:style-name="T4"> a llamadas de métodos, sin implementar lógica real.</text:span></text:p>
        </text:list-item>
        <text:list-item>
          <text:p text:style-name="P11"><text:soft-page-break/>No tiene lógica interna; solo devuelve datos configurados.</text:p>
        </text:list-item>
        <text:list-item>
          <text:p text:style-name="P10"><text:span text:style-name="T4">Ejemplo: Un objeto que siempre devuelve </text:span><text:span text:style-name="Source_20_Text"><text:span text:style-name="T4">true</text:span></text:span><text:span text:style-name="T4"> al llamar a un método </text:span><text:span text:style-name="Source_20_Text"><text:span text:style-name="T4">isConnected()</text:span></text:span><text:span text:style-name="T4"> para simular una conexión exitosa.</text:span></text:p>
        </text:list-item>
      </text:list>
      <text:h text:style-name="Heading_20_3" text:outline-level="3"><text:span text:style-name="T4">✅ </text:span><text:span text:style-name="T5">3</text:span><text:span text:style-name="Strong_20_Emphasis"><text:span text:style-name="T4">. </text:span></text:span><text:span text:style-name="Strong_20_Emphasis"><text:span text:style-name="T5">Test </text:span></text:span><text:span text:style-name="Strong_20_Emphasis"><text:span text:style-name="T4">Spy:</text:span></text:span></text:h>
      <text:list text:style-name="L4">
        <text:list-item>
          <text:p text:style-name="P12"><text:span text:style-name="T4">Un Spy es similar a un Stub, pero además </text:span><text:span text:style-name="Strong_20_Emphasis"><text:span text:style-name="T4">registra información</text:span></text:span><text:span text:style-name="T4"> sobre las interacciones con el objeto.</text:span></text:p>
        </text:list-item>
        <text:list-item>
          <text:p text:style-name="P13">Permite verificar si ciertos métodos fueron llamados, cuántas veces y con qué parámetros.</text:p>
        </text:list-item>
        <text:list-item>
          <text:p text:style-name="P12"><text:span text:style-name="T4">Ejemplo: Un Spy que verifica si el método </text:span><text:span text:style-name="Source_20_Text"><text:span text:style-name="T4">save()</text:span></text:span><text:span text:style-name="T4"> fue llamado exactamente una vez.</text:span></text:p>
        </text:list-item>
      </text:list>
      <text:h text:style-name="Heading_20_3" text:outline-level="3"><text:span text:style-name="T4">✅ </text:span><text:span text:style-name="T5">4</text:span><text:span text:style-name="Strong_20_Emphasis"><text:span text:style-name="T4">. Mock </text:span></text:span><text:span text:style-name="Strong_20_Emphasis"><text:span text:style-name="T5">Object</text:span></text:span><text:span text:style-name="Strong_20_Emphasis"><text:span text:style-name="T4">:</text:span></text:span></text:h>
      <text:list text:style-name="L5">
        <text:list-item>
          <text:p text:style-name="P14"><text:span text:style-name="T4">Un Mock es un objeto programado para </text:span><text:span text:style-name="Strong_20_Emphasis"><text:span text:style-name="T4">esperar ciertas interacciones específicas</text:span></text:span><text:span text:style-name="T4"> y </text:span><text:span text:style-name="Strong_20_Emphasis"><text:span text:style-name="T4">verificar que se hayan producido</text:span></text:span><text:span text:style-name="T4">.</text:span></text:p>
        </text:list-item>
        <text:list-item>
          <text:p text:style-name="P15">Es el más sofisticado de los Test Doubles, ya que define comportamientos esperados y verifica que estos se cumplan.</text:p>
        </text:list-item>
        <text:list-item>
          <text:p text:style-name="P14"><text:span text:style-name="T4">Ejemplo: Un Mock que verifica que el método </text:span><text:span text:style-name="Source_20_Text"><text:span text:style-name="T4">sendEmail()</text:span></text:span><text:span text:style-name="T4"> sea llamado con ciertos parámetros y que solo se llame una vez.</text:span></text:p>
        </text:list-item>
      </text:list>
      <text:h text:style-name="P16" text:outline-level="3"><text:span text:style-name="Strong_20_Emphasis"><text:span text:style-name="T6">¿Cuándo Usar Cada Uno?</text:span></text:span><text:span text:style-name="T6"/></text:h>
      <text:list text:style-name="L6">
        <text:list-item>
          <text:p text:style-name="P17"><text:span text:style-name="Strong_20_Emphasis"><text:span text:style-name="T4">Fake:</text:span></text:span><text:span text:style-name="T4"> Cuando se necesita una implementación funcional para un test (ej. base de datos en memoria).</text:span></text:p>
        </text:list-item>
        <text:list-item>
          <text:p text:style-name="P17"><text:span text:style-name="Strong_20_Emphasis"><text:span text:style-name="T4">Stub:</text:span></text:span><text:span text:style-name="T4"> Cuando se necesita devolver datos controlados sin implementar lógica interna.</text:span></text:p>
        </text:list-item>
        <text:list-item>
          <text:p text:style-name="P17"><text:span text:style-name="Strong_20_Emphasis"><text:span text:style-name="T4">Spy:</text:span></text:span><text:span text:style-name="T4"> Cuando se necesita verificar interacciones, como contar invocaciones.</text:span></text:p>
        </text:list-item>
        <text:list-item>
          <text:p text:style-name="P17"><text:span text:style-name="Strong_20_Emphasis"><text:span text:style-name="T4">Mock:</text:span></text:span><text:span text:style-name="T4"> Cuando se requiere verificar interacciones </text:span><text:span text:style-name="Strong_20_Emphasis"><text:span text:style-name="T4">y</text:span></text:span><text:span text:style-name="T4"> definir expectativas detalladas sobre las llamadas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8T17:20:30.506000000</meta:creation-date>
    <dc:date>2025-05-12T13:40:30.580000000</dc:date>
    <meta:editing-duration>PT10M3S</meta:editing-duration>
    <meta:editing-cycles>3</meta:editing-cycles>
    <meta:generator>LibreOffice/24.8.6.2$Windows_X86_64 LibreOffice_project/6d98ba145e9a8a39fc57bcc76981d1fb1316c60c</meta:generator>
    <meta:document-statistic meta:table-count="0" meta:image-count="0" meta:object-count="0" meta:page-count="2" meta:paragraph-count="37" meta:word-count="445" meta:character-count="2668" meta:non-whitespace-character-count="2275"/>
  </office:meta>
</office:document-meta>
</file>